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ffff00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transparen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transparen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0cff74" officeooo:paragraph-rsid="000cff74" style:font-size-asian="10pt"/>
    </style:style>
    <style:style style:name="T1" style:family="text">
      <style:text-properties officeooo:rsid="000cff74"/>
    </style:style>
    <style:style style:name="T2" style:family="text">
      <style:text-properties officeooo:rsid="000de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fichage des moyennes :</text:p>
      <text:p text:style-name="P2">*************************</text:p>
      <text:p text:style-name="P1"/>
      <text:p text:style-name="P2">NDVI=-1.0034205076446282E7</text:p>
      <text:p text:style-name="P3">IR=108.97314049586777</text:p>
      <text:p text:style-name="P2">variance NDVI=5.765716378637017E7</text:p>
      <text:p text:style-name="P3">varianceIR=10.602884661112475 <text:s/>// <text:span text:style-name="T1">mur</text:span></text:p>
      <text:p text:style-name="P1"/>
      <text:p text:style-name="P4">NDVI=-1.0390298376623377E7</text:p>
      <text:p text:style-name="P4">IR=97.19047619047619</text:p>
      <text:p text:style-name="P4">variance NDVI=4.527496327079182E8</text:p>
      <text:p text:style-name="P4">varianceIR=105.5221358384623</text:p>
      <text:p text:style-name="P5"/>
      <text:p text:style-name="P4">NDVI=-1.0395189032467533E7</text:p>
      <text:p text:style-name="P4">IR=101.0108225108225</text:p>
      <text:p text:style-name="P4">variance NDVI=8.57794361582311E7</text:p>
      <text:p text:style-name="P4">varianceIR=59.08686612934804</text:p>
      <text:p text:style-name="P1"/>
      <text:p text:style-name="P2">NDVI=-1.0115763861570248E7</text:p>
      <text:p text:style-name="P3">IR=109.4607438016529</text:p>
      <text:p text:style-name="P2">variance NDVI=2.8544685973995853E7</text:p>
      <text:p text:style-name="P3">varianceIR=18.512207780666298 // <text:span text:style-name="T1">pixels malades</text:span></text:p>
      <text:p text:style-name="P1"/>
      <text:p text:style-name="P2">NDVI=-9948244.694805196</text:p>
      <text:p text:style-name="P2">IR=105.91991341991341</text:p>
      <text:p text:style-name="P2">variance NDVI=2.5729953045608336E8</text:p>
      <text:p text:style-name="P2">varianceIR=75.37892825848165</text:p>
      <text:p text:style-name="P1"/>
      <text:p text:style-name="P3">NDVI=-9579835.147186147</text:p>
      <text:p text:style-name="P3">IR=100.43722943722943</text:p>
      <text:p text:style-name="P3">variance NDVI=1.218049328672813E8</text:p>
      <text:p text:style-name="P3">varianceIR=13.73012275044659</text:p>
      <text:p text:style-name="P1"/>
      <text:p text:style-name="P2">NDVI=-9172118.86570248</text:p>
      <text:p text:style-name="P2">IR=117.82851239669421</text:p>
      <text:p text:style-name="P2">variance NDVI=3170179.8622434363</text:p>
      <text:p text:style-name="P2">varianceIR=140.19075384823068</text:p>
      <text:p text:style-name="P1"/>
      <text:p text:style-name="P2">NDVI=-9001892.116883118</text:p>
      <text:p text:style-name="P2">IR=115.15584415584415</text:p>
      <text:p text:style-name="P2">variance NDVI=4.43165542236193E7</text:p>
      <text:p text:style-name="P2">varianceIR=229.020882389663</text:p>
      <text:p text:style-name="P1"/>
      <text:p text:style-name="P2">NDVI=-8389233.287878787</text:p>
      <text:p text:style-name="P2">IR=133.84632034632034</text:p>
      <text:p text:style-name="P2">variance NDVI=2.2355256907513283E7</text:p>
      <text:p text:style-name="P2">varianceIR=49.928411720429715</text:p>
      <text:p text:style-name="P1"/>
      <text:p text:style-name="P2">NDVI=-8251703.666666667</text:p>
      <text:p text:style-name="P2">IR=133.83982683982683</text:p>
      <text:p text:style-name="P2">variance NDVI=1867857.5902407363</text:p>
      <text:p text:style-name="P2">varianceIR=44.19750310532917</text:p>
      <text:p text:style-name="P1"/>
      <text:p text:style-name="P3">NDVI=-1.058338188961039E7</text:p>
      <text:p text:style-name="P3">IR=99.73809523809524</text:p>
      <text:p text:style-name="P3">variance NDVI=2.236887080118183E8</text:p>
      <text:p text:style-name="P3">varianceIR=15.867959232755137</text:p>
      <text:p text:style-name="P1"/>
      <text:p text:style-name="P2">NDVI=-1.0724939040816326E7</text:p>
      <text:p text:style-name="P2">IR=94.46485260770974</text:p>
      <text:p text:style-name="P2">variance NDVI=6.341356434429452E8</text:p>
      <text:p text:style-name="P2">varianceIR=23.680983205478093</text:p>
      <text:p text:style-name="P1"><text:soft-page-break/></text:p>
      <text:p text:style-name="P3">NDVI=-1.042384736281179E7</text:p>
      <text:p text:style-name="P3">IR=91.24943310657596</text:p>
      <text:p text:style-name="P3">variance NDVI=2.889908809849331E8</text:p>
      <text:p text:style-name="P3">varianceIR=7.789164173578511 <text:s text:c="2"/><text:span text:style-name="T2">13ème carré. </text:span></text:p>
      <text:p text:style-name="P1"/>
      <text:p text:style-name="P2">NDVI=-1.060204716883117E7</text:p>
      <text:p text:style-name="P2">IR=95.86147186147186</text:p>
      <text:p text:style-name="P2">variance NDVI=3.1386333483157557E7</text:p>
      <text:p text:style-name="P2">varianceIR=69.27825971121649</text:p>
      <text:p text:style-name="P1"/>
      <text:p text:style-name="P2">NDVI=-1.0355682029478459E7</text:p>
      <text:p text:style-name="P2">IR=97.30839002267574</text:p>
      <text:p text:style-name="P2">variance NDVI=1.1568550920469588E8</text:p>
      <text:p text:style-name="P2">varianceIR=89.47161389052428</text:p>
      <text:p text:style-name="P1"/>
      <text:p text:style-name="P2">NDVI=-1.0178461299319727E7</text:p>
      <text:p text:style-name="P2">IR=93.47619047619048</text:p>
      <text:p text:style-name="P2">variance NDVI=858890.6279817584</text:p>
      <text:p text:style-name="P2">varianceIR=29.419043505535285</text:p>
      <text:p text:style-name="P1"/>
      <text:p text:style-name="P2">NDVI=-9204773.9004329</text:p>
      <text:p text:style-name="P2">IR=120.02164502164503</text:p>
      <text:p text:style-name="P2">variance NDVI=7.750475052255237E8</text:p>
      <text:p text:style-name="P2">varianceIR=86.17960784304184</text:p>
      <text:p text:style-name="P1"/>
      <text:p text:style-name="P2">NDVI=-9074081.952380951</text:p>
      <text:p text:style-name="P2">IR=114.94557823129252</text:p>
      <text:p text:style-name="P2">variance NDVI=9.344282747510108E7</text:p>
      <text:p text:style-name="P2">varianceIR=180.7237637924652</text:p>
      <text:p text:style-name="P1"/>
      <text:p text:style-name="P2">NDVI=-8651489.215419501</text:p>
      <text:p text:style-name="P2">IR=124.24489795918367</text:p>
      <text:p text:style-name="P2">variance NDVI=8.867118721759387E8</text:p>
      <text:p text:style-name="P2">varianceIR=215.69239385327924</text:p>
      <text:p text:style-name="P1"/>
      <text:p text:style-name="P2">NDVI=-8450283.879818594</text:p>
      <text:p text:style-name="P2">IR=129.83446712018142</text:p>
      <text:p text:style-name="P2">variance NDVI=2.9229266927647454E8</text:p>
      <text:p text:style-name="P2">varianceIR=110.4351586216658</text:p>
      <text:p text:style-name="P1"/>
      <text:p text:style-name="P2">NDVI=-1.1252583212121213E7</text:p>
      <text:p text:style-name="P2">IR=83.52380952380952</text:p>
      <text:p text:style-name="P2">variance NDVI=4.6563562773892385E8</text:p>
      <text:p text:style-name="P2">varianceIR=79.61356028702973</text:p>
      <text:p text:style-name="P1"/>
      <text:p text:style-name="P2">NDVI=-1.0562539693877552E7</text:p>
      <text:p text:style-name="P2">IR=87.06349206349206</text:p>
      <text:p text:style-name="P2">variance NDVI=2.0313622570869666E7</text:p>
      <text:p text:style-name="P2">varianceIR=12.984748010231268</text:p>
      <text:p text:style-name="P1"/>
      <text:p text:style-name="P2">NDVI=-1.0796432718820862E7</text:p>
      <text:p text:style-name="P2">IR=84.578231292517</text:p>
      <text:p text:style-name="P2">variance NDVI=1.4863825679652873E8</text:p>
      <text:p text:style-name="P2">varianceIR=33.09076695913525</text:p>
      <text:p text:style-name="P1"/>
      <text:p text:style-name="P2">NDVI=-1.0327407112554112E7</text:p>
      <text:p text:style-name="P2">IR=92.80086580086581</text:p>
      <text:p text:style-name="P2">variance NDVI=7.636728750600628E8</text:p>
      <text:p text:style-name="P2">varianceIR=21.367273478506384</text:p>
      <text:p text:style-name="P1"/>
      <text:p text:style-name="P2">NDVI=-1.0109274077097505E7</text:p>
      <text:p text:style-name="P2"><text:soft-page-break/>IR=95.68253968253968</text:p>
      <text:p text:style-name="P2">variance NDVI=1.0921541271461318E8</text:p>
      <text:p text:style-name="P2">varianceIR=50.97211781327955</text:p>
      <text:p text:style-name="P1"/>
      <text:p text:style-name="P2">NDVI=-1.0230157904761905E7</text:p>
      <text:p text:style-name="P2">IR=93.19727891156462</text:p>
      <text:p text:style-name="P2">variance NDVI=7.089036175998162E8</text:p>
      <text:p text:style-name="P2">varianceIR=72.53417127259378</text:p>
      <text:p text:style-name="P1"/>
      <text:p text:style-name="P2">NDVI=-9457106.714285715</text:p>
      <text:p text:style-name="P2">IR=110.11688311688312</text:p>
      <text:p text:style-name="P2">variance NDVI=1.5056282364065971E7</text:p>
      <text:p text:style-name="P2">varianceIR=132.71302220576973</text:p>
      <text:p text:style-name="P1"/>
      <text:p text:style-name="P2">NDVI=-9136616.215419501</text:p>
      <text:p text:style-name="P2">IR=117.24489795918367</text:p>
      <text:p text:style-name="P2">variance NDVI=3.530137022688309E7</text:p>
      <text:p text:style-name="P2">varianceIR=109.08371228541388</text:p>
      <text:p text:style-name="P1"/>
      <text:p text:style-name="P2">NDVI=-9095948.873015873</text:p>
      <text:p text:style-name="P2">IR=104.38775510204081</text:p>
      <text:p text:style-name="P2">variance NDVI=5683386.071822489</text:p>
      <text:p text:style-name="P2">varianceIR=128.3299258340015</text:p>
      <text:p text:style-name="P1"/>
      <text:p text:style-name="P2">NDVI=-8464385.514739228</text:p>
      <text:p text:style-name="P2">IR=127.35600907029479</text:p>
      <text:p text:style-name="P2">variance NDVI=1.3229671199400342E8</text:p>
      <text:p text:style-name="P2">varianceIR=144.20557737477722</text:p>
      <text:p text:style-name="P1"/>
      <text:p text:style-name="P2">NDVI=-1.1832113378099173E7</text:p>
      <text:p text:style-name="P2">IR=71.74586776859505</text:p>
      <text:p text:style-name="P2">variance NDVI=5.2160673670567255E9</text:p>
      <text:p text:style-name="P2">varianceIR=41.19671751530147</text:p>
      <text:p text:style-name="P1"/>
      <text:p text:style-name="P2">NDVI=-1.110234683116883E7</text:p>
      <text:p text:style-name="P2">IR=80.04329004329004</text:p>
      <text:p text:style-name="P2">variance NDVI=3.650344147723994E8</text:p>
      <text:p text:style-name="P2">varianceIR=40.58455082270232</text:p>
      <text:p text:style-name="P1"/>
      <text:p text:style-name="P2">NDVI=-1.0960161536796536E7</text:p>
      <text:p text:style-name="P2">IR=81.71861471861472</text:p>
      <text:p text:style-name="P2">variance NDVI=2.743010499788956E8</text:p>
      <text:p text:style-name="P2">varianceIR=24.19340239166516</text:p>
      <text:p text:style-name="P1"/>
      <text:p text:style-name="P2">NDVI=-1.086759992768595E7</text:p>
      <text:p text:style-name="P2">IR=84.0392561983471</text:p>
      <text:p text:style-name="P2">variance NDVI=4.6138051697246116E8</text:p>
      <text:p text:style-name="P2">varianceIR=21.86539403843556</text:p>
      <text:p text:style-name="P1"/>
      <text:p text:style-name="P2">NDVI=-1.0530549227272727E7</text:p>
      <text:p text:style-name="P2">IR=89.45670995670996</text:p>
      <text:p text:style-name="P2">variance NDVI=1.5500326287721753E8</text:p>
      <text:p text:style-name="P2">varianceIR=43.773024145915834</text:p>
      <text:p text:style-name="P1"/>
      <text:p text:style-name="P2">NDVI=-9983311.22943723</text:p>
      <text:p text:style-name="P2">IR=93.65367965367966</text:p>
      <text:p text:style-name="P2">variance NDVI=5158306.958089035</text:p>
      <text:p text:style-name="P2">varianceIR=34.50995769970313</text:p>
      <text:p text:style-name="P1"/>
      <text:p text:style-name="P2">NDVI=-9832428.73553719</text:p>
      <text:p text:style-name="P2">IR=94.90082644628099</text:p>
      <text:p text:style-name="P2">variance NDVI=2.763956051334508E8</text:p>
      <text:p text:style-name="P2"><text:soft-page-break/>varianceIR=46.3706746479517</text:p>
      <text:p text:style-name="P1"/>
      <text:p text:style-name="P2">NDVI=-9370561.606060605</text:p>
      <text:p text:style-name="P2">IR=104.50649350649351</text:p>
      <text:p text:style-name="P2">variance NDVI=5.6342441516517706E7</text:p>
      <text:p text:style-name="P2">varianceIR=135.16685650325346</text:p>
      <text:p text:style-name="P1"/>
      <text:p text:style-name="P2">NDVI=-9825954.965367965</text:p>
      <text:p text:style-name="P2">IR=90.81818181818181</text:p>
      <text:p text:style-name="P2">variance NDVI=6.656555430444823E7</text:p>
      <text:p text:style-name="P2">varianceIR=86.58153554434548</text:p>
      <text:p text:style-name="P1"/>
      <text:p text:style-name="P2">NDVI=-8878842.443722943</text:p>
      <text:p text:style-name="P2">IR=118.04112554112554</text:p>
      <text:p text:style-name="P2">variance NDVI=3.340103269670167E8</text:p>
      <text:p text:style-name="P2">varianceIR=338.2465929301604</text:p>
      <text:p text:style-name="P1"/>
      <text:p text:style-name="P2">NDVI=-1.165944006060606E7</text:p>
      <text:p text:style-name="P2">IR=76.06060606060606</text:p>
      <text:p text:style-name="P2">variance NDVI=1.5289566731599064E9</text:p>
      <text:p text:style-name="P2">varianceIR=66.29333078919882</text:p>
      <text:p text:style-name="P1"/>
      <text:p text:style-name="P2">NDVI=-1.068460622675737E7</text:p>
      <text:p text:style-name="P2">IR=84.9297052154195</text:p>
      <text:p text:style-name="P2">variance NDVI=1.3232195650334404E9</text:p>
      <text:p text:style-name="P2">varianceIR=46.217405191963834</text:p>
      <text:p text:style-name="P1"/>
      <text:p text:style-name="P2">NDVI=-1.0793384854875283E7</text:p>
      <text:p text:style-name="P2">IR=83.08163265306122</text:p>
      <text:p text:style-name="P2">variance NDVI=1.1969354801483827E9</text:p>
      <text:p text:style-name="P2">varianceIR=24.17147144849894</text:p>
      <text:p text:style-name="P1"/>
      <text:p text:style-name="P2">NDVI=-1.0352424093073593E7</text:p>
      <text:p text:style-name="P2">IR=89.56926406926407</text:p>
      <text:p text:style-name="P2">variance NDVI=1.0622792559882935E9</text:p>
      <text:p text:style-name="P2">varianceIR=91.03882384349154</text:p>
      <text:p text:style-name="P1"/>
      <text:p text:style-name="P2">NDVI=-1.0176355934240364E7</text:p>
      <text:p text:style-name="P2">IR=90.46938775510205</text:p>
      <text:p text:style-name="P2">variance NDVI=3.665305362147005E9</text:p>
      <text:p text:style-name="P2">varianceIR=48.99443731400658</text:p>
      <text:p text:style-name="P1"/>
      <text:p text:style-name="P2">NDVI=-9443476.346938776</text:p>
      <text:p text:style-name="P2">IR=99.52607709750566</text:p>
      <text:p text:style-name="P2">variance NDVI=2.2598874410380084E7</text:p>
      <text:p text:style-name="P2">varianceIR=12.352358584574423</text:p>
      <text:p text:style-name="P1"/>
      <text:p text:style-name="P2">NDVI=-9633297.826839827</text:p>
      <text:p text:style-name="P2">IR=97.98268398268398</text:p>
      <text:p text:style-name="P2">variance NDVI=3.854830097862761E8</text:p>
      <text:p text:style-name="P2">varianceIR=27.2737398967792</text:p>
      <text:p text:style-name="P1"/>
      <text:p text:style-name="P2">NDVI=-9704086.145124717</text:p>
      <text:p text:style-name="P2">IR=97.72789115646259</text:p>
      <text:p text:style-name="P2">variance NDVI=2.945967170737884E8</text:p>
      <text:p text:style-name="P2">varianceIR=122.47638922599764</text:p>
      <text:p text:style-name="P1"/>
      <text:p text:style-name="P2">NDVI=-9232449.133786848</text:p>
      <text:p text:style-name="P2">IR=111.91836734693878</text:p>
      <text:p text:style-name="P2">variance NDVI=9.194553789697928E8</text:p>
      <text:p text:style-name="P2">varianceIR=316.2376013018009</text:p>
      <text:p text:style-name="P1"/>
      <text:p text:style-name="P2"><text:soft-page-break/>NDVI=-8582645.206349207</text:p>
      <text:p text:style-name="P2">IR=127.47392290249434</text:p>
      <text:p text:style-name="P2">variance NDVI=3.3850831705055246E9</text:p>
      <text:p text:style-name="P2">varianceIR=145.73594361344584</text:p>
      <text:p text:style-name="P1"/>
      <text:p text:style-name="P2">NDVI=-1.227486316883117E7</text:p>
      <text:p text:style-name="P2">IR=70.85714285714286</text:p>
      <text:p text:style-name="P2">variance NDVI=4.065785112723118E8</text:p>
      <text:p text:style-name="P2">varianceIR=213.6045587065996</text:p>
      <text:p text:style-name="P1"/>
      <text:p text:style-name="P2">NDVI=-1.0920058301587302E7</text:p>
      <text:p text:style-name="P2">IR=84.93650793650794</text:p>
      <text:p text:style-name="P2">variance NDVI=1.5608020034883505E8</text:p>
      <text:p text:style-name="P2">varianceIR=33.32070884959311</text:p>
      <text:p text:style-name="P1"/>
      <text:p text:style-name="P2">NDVI=-1.0558972825396825E7</text:p>
      <text:p text:style-name="P2">IR=87.92743764172336</text:p>
      <text:p text:style-name="P2">variance NDVI=8.881682424545082E8</text:p>
      <text:p text:style-name="P2">varianceIR=28.224290917855363</text:p>
      <text:p text:style-name="P1"/>
      <text:p text:style-name="P2">NDVI=-9936706.227272727</text:p>
      <text:p text:style-name="P2">IR=98.8982683982684</text:p>
      <text:p text:style-name="P2">variance NDVI=9858901.908570008</text:p>
      <text:p text:style-name="P2">varianceIR=36.5781084564817</text:p>
      <text:p text:style-name="P1"/>
      <text:p text:style-name="P2">NDVI=-9825641.75510204</text:p>
      <text:p text:style-name="P2">IR=100.3219954648526</text:p>
      <text:p text:style-name="P2">variance NDVI=1119206.9831419957</text:p>
      <text:p text:style-name="P2">varianceIR=69.26253836290444</text:p>
      <text:p text:style-name="P1"/>
      <text:p text:style-name="P2">NDVI=-9433624.020408163</text:p>
      <text:p text:style-name="P2">IR=100.2063492063492</text:p>
      <text:p text:style-name="P2">variance NDVI=1.8358398438182402E7</text:p>
      <text:p text:style-name="P2">varianceIR=21.676949304959233</text:p>
      <text:p text:style-name="P1"/>
      <text:p text:style-name="P2">NDVI=-9398081.03896104</text:p>
      <text:p text:style-name="P2">IR=109.50649350649351</text:p>
      <text:p text:style-name="P2">variance NDVI=2.1869610645334145E8</text:p>
      <text:p text:style-name="P2">varianceIR=116.79470268304789</text:p>
      <text:p text:style-name="P1"/>
      <text:p text:style-name="P2">NDVI=-9488930.723356009</text:p>
      <text:p text:style-name="P2">IR=109.24036281179139</text:p>
      <text:p text:style-name="P2">variance NDVI=7.629239945730852E7</text:p>
      <text:p text:style-name="P2">varianceIR=263.82308029297445</text:p>
      <text:p text:style-name="P1"/>
      <text:p text:style-name="P2">NDVI=-8985150.015873017</text:p>
      <text:p text:style-name="P2">IR=118.51927437641723</text:p>
      <text:p text:style-name="P2">variance NDVI=8.756274873456069E8</text:p>
      <text:p text:style-name="P2">varianceIR=252.33311693086787</text:p>
      <text:p text:style-name="P1"/>
      <text:p text:style-name="P2">NDVI=-8487723.18367347</text:p>
      <text:p text:style-name="P2">IR=129.22448979591837</text:p>
      <text:p text:style-name="P2">variance NDVI=9312388.436885206</text:p>
      <text:p text:style-name="P2">varianceIR=63.00622284176777</text:p>
      <text:p text:style-name="P1"/>
      <text:p text:style-name="P2">NDVI=-1.1005746857438017E7</text:p>
      <text:p text:style-name="P2">IR=91.95247933884298</text:p>
      <text:p text:style-name="P2">variance NDVI=2.491776483243762E8</text:p>
      <text:p text:style-name="P2">varianceIR=147.7751352920531</text:p>
      <text:p text:style-name="P1"/>
      <text:p text:style-name="P2">NDVI=-1.0848390264069265E7</text:p>
      <text:p text:style-name="P2">IR=87.38095238095238</text:p>
      <text:p text:style-name="P2"><text:soft-page-break/>variance NDVI=4.169514830323726E7</text:p>
      <text:p text:style-name="P2">varianceIR=27.234595714187588</text:p>
      <text:p text:style-name="P1"/>
      <text:p text:style-name="P2">NDVI=-1.080888296103896E7</text:p>
      <text:p text:style-name="P2">IR=88.12121212121212</text:p>
      <text:p text:style-name="P2">variance NDVI=3.059029922700432E8</text:p>
      <text:p text:style-name="P2">varianceIR=62.79774923576578</text:p>
      <text:p text:style-name="P1"/>
      <text:p text:style-name="P2">NDVI=-1.0855775842975207E7</text:p>
      <text:p text:style-name="P2">IR=86.10743801652893</text:p>
      <text:p text:style-name="P2">variance NDVI=1.5130328668314505E9</text:p>
      <text:p text:style-name="P2">varianceIR=235.63409939031166</text:p>
      <text:p text:style-name="P1"/>
      <text:p text:style-name="P2">NDVI=-1.068771445021645E7</text:p>
      <text:p text:style-name="P2">IR=87.73160173160173</text:p>
      <text:p text:style-name="P2">variance NDVI=6.724791309082364E8</text:p>
      <text:p text:style-name="P2">varianceIR=281.72630423617113</text:p>
      <text:p text:style-name="P1"/>
      <text:p text:style-name="P2">NDVI=-9712745.212121213</text:p>
      <text:p text:style-name="P2">IR=104.24242424242425</text:p>
      <text:p text:style-name="P2">variance NDVI=1.0076532743281142E9</text:p>
      <text:p text:style-name="P2">varianceIR=180.15006817486108</text:p>
      <text:p text:style-name="P1"/>
      <text:p text:style-name="P2">NDVI=-9384628.63016529</text:p>
      <text:p text:style-name="P2">IR=110.80785123966942</text:p>
      <text:p text:style-name="P2">variance NDVI=2.482397868985767E7</text:p>
      <text:p text:style-name="P2">varianceIR=198.93700425959074</text:p>
      <text:p text:style-name="P1"/>
      <text:p text:style-name="P2">NDVI=-8906910.545454545</text:p>
      <text:p text:style-name="P2">IR=125.16017316017316</text:p>
      <text:p text:style-name="P2">variance NDVI=1.9782009820607448E8</text:p>
      <text:p text:style-name="P2">varianceIR=141.15847647539408</text:p>
      <text:p text:style-name="P1"/>
      <text:p text:style-name="P2">NDVI=-8813550.528138528</text:p>
      <text:p text:style-name="P2">IR=122.19913419913419</text:p>
      <text:p text:style-name="P2">variance NDVI=6.058666096257617E8</text:p>
      <text:p text:style-name="P2">varianceIR=217.45088323094706</text:p>
      <text:p text:style-name="P1"/>
      <text:p text:style-name="P2">NDVI=-8431523.582251083</text:p>
      <text:p text:style-name="P2">IR=131.75974025974025</text:p>
      <text:p text:style-name="P2">variance NDVI=3.104968369613345E7</text:p>
      <text:p text:style-name="P2">varianceIR=1.9544595717432653</text:p>
      <text:p text:style-name="P1"/>
      <text:p text:style-name="P2">NDVI=-1.0643701848484848E7</text:p>
      <text:p text:style-name="P2">IR=98.80952380952381</text:p>
      <text:p text:style-name="P2">variance NDVI=1.3427118184585528E7</text:p>
      <text:p text:style-name="P2">varianceIR=20.81506513139161</text:p>
      <text:p text:style-name="P1"/>
      <text:p text:style-name="P2">NDVI=-1.0700978671201814E7</text:p>
      <text:p text:style-name="P2">IR=96.48526077097506</text:p>
      <text:p text:style-name="P2">variance NDVI=1.1015842712303402E8</text:p>
      <text:p text:style-name="P2">varianceIR=79.56816267812789</text:p>
      <text:p text:style-name="P1"/>
      <text:p text:style-name="P2">NDVI=-1.0286593333333334E7</text:p>
      <text:p text:style-name="P2">IR=96.19047619047619</text:p>
      <text:p text:style-name="P2">variance NDVI=2.7205895049950647E9</text:p>
      <text:p text:style-name="P2">varianceIR=75.37099253911697</text:p>
      <text:p text:style-name="P1"/>
      <text:p text:style-name="P2">NDVI=-1.0218370207792208E7</text:p>
      <text:p text:style-name="P2">IR=89.22077922077922</text:p>
      <text:p text:style-name="P2">variance NDVI=7.080687096417471E8</text:p>
      <text:p text:style-name="P2">varianceIR=76.30265793126293</text:p>
      <text:p text:style-name="P1"><text:soft-page-break/></text:p>
      <text:p text:style-name="P2">NDVI=-9878154.442176871</text:p>
      <text:p text:style-name="P2">IR=95.49886621315193</text:p>
      <text:p text:style-name="P2">variance NDVI=1.1253831004260998E10</text:p>
      <text:p text:style-name="P2">varianceIR=211.44735347189126</text:p>
      <text:p text:style-name="P1"/>
      <text:p text:style-name="P2">NDVI=-9166521.757369615</text:p>
      <text:p text:style-name="P2">IR=121.3265306122449</text:p>
      <text:p text:style-name="P2">variance NDVI=9.220629921386108E8</text:p>
      <text:p text:style-name="P2">varianceIR=148.2746181910218</text:p>
      <text:p text:style-name="P1"/>
      <text:p text:style-name="P2">NDVI=-9016405.75974026</text:p>
      <text:p text:style-name="P2">IR=122.58658008658008</text:p>
      <text:p text:style-name="P2">variance NDVI=4.012241744337428E7</text:p>
      <text:p text:style-name="P2">varianceIR=156.05953769233787</text:p>
      <text:p text:style-name="P1"/>
      <text:p text:style-name="P2">NDVI=-8803029.943310658</text:p>
      <text:p text:style-name="P2">IR=128.55102040816325</text:p>
      <text:p text:style-name="P2">variance NDVI=3.301655595832715E7</text:p>
      <text:p text:style-name="P2">varianceIR=71.00786142584226</text:p>
      <text:p text:style-name="P1"/>
      <text:p text:style-name="P2">NDVI=-8549455.829931973</text:p>
      <text:p text:style-name="P2">IR=130.89115646258503</text:p>
      <text:p text:style-name="P2">variance NDVI=12537.180006044833</text:p>
      <text:p text:style-name="P2">varianceIR=2.0391617921020306</text:p>
      <text:p text:style-name="P1"/>
      <text:p text:style-name="P2">NDVI=-8594434.689342404</text:p>
      <text:p text:style-name="P2">IR=126.18140589569161</text:p>
      <text:p text:style-name="P2">variance NDVI=2.6655556313231606E7</text:p>
      <text:p text:style-name="P2">varianceIR=123.51753905251203</text:p>
      <text:p text:style-name="P1"/>
      <text:p text:style-name="P2">NDVI=-1.0522176335497836E7</text:p>
      <text:p text:style-name="P2">IR=98.57359307359307</text:p>
      <text:p text:style-name="P2">variance NDVI=1.0215218013122821E7</text:p>
      <text:p text:style-name="P2">varianceIR=133.38907161674507</text:p>
      <text:p text:style-name="P1"/>
      <text:p text:style-name="P2">NDVI=-1.0866163367346939E7</text:p>
      <text:p text:style-name="P2">IR=81.71201814058956</text:p>
      <text:p text:style-name="P2">variance NDVI=5.0771118417617226E8</text:p>
      <text:p text:style-name="P2">varianceIR=59.88045399651452</text:p>
      <text:p text:style-name="P1"/>
      <text:p text:style-name="P2">NDVI=-9824770.80952381</text:p>
      <text:p text:style-name="P2">IR=95.29478458049887</text:p>
      <text:p text:style-name="P2">variance NDVI=1.3035246519707905E8</text:p>
      <text:p text:style-name="P2">varianceIR=20.078852545983725</text:p>
      <text:p text:style-name="P1"/>
      <text:p text:style-name="P2">NDVI=-9637021.337662337</text:p>
      <text:p text:style-name="P2">IR=97.0</text:p>
      <text:p text:style-name="P2">variance NDVI=2008302.8560684135</text:p>
      <text:p text:style-name="P2">varianceIR=8.123376623376624</text:p>
      <text:p text:style-name="P1"/>
      <text:p text:style-name="P2">NDVI=-9372859.666666666</text:p>
      <text:p text:style-name="P2">IR=113.03174603174604</text:p>
      <text:p text:style-name="P2">variance NDVI=7.165906192111332E8</text:p>
      <text:p text:style-name="P2">varianceIR=211.7454221463514</text:p>
      <text:p text:style-name="P1"/>
      <text:p text:style-name="P2">NDVI=-9014211.01814059</text:p>
      <text:p text:style-name="P2">IR=127.15873015873017</text:p>
      <text:p text:style-name="P2">variance NDVI=18870.45525858957</text:p>
      <text:p text:style-name="P2">varianceIR=35.92342753847966</text:p>
      <text:p text:style-name="P1"/>
      <text:p text:style-name="P2">NDVI=-8764191.238095239</text:p>
      <text:p text:style-name="P2"><text:soft-page-break/>IR=130.00865800865802</text:p>
      <text:p text:style-name="P2">variance NDVI=1.4311004422631912E7</text:p>
      <text:p text:style-name="P2">varianceIR=8.615187283934105</text:p>
      <text:p text:style-name="P1"/>
      <text:p text:style-name="P2">NDVI=-8678453.79818594</text:p>
      <text:p text:style-name="P2">IR=130.21995464852608</text:p>
      <text:p text:style-name="P2">variance NDVI=3.6963969190542564E7</text:p>
      <text:p text:style-name="P2">varianceIR=2.2333355731455082</text:p>
      <text:p text:style-name="P1"/>
      <text:p text:style-name="P2">NDVI=-8638114.253968254</text:p>
      <text:p text:style-name="P2">IR=129.156462585034</text:p>
      <text:p text:style-name="P2">variance NDVI=5.281363754416328E7</text:p>
      <text:p text:style-name="P2">varianceIR=20.12153267372341</text:p>
      <text:p text:style-name="P1"/>
      <text:p text:style-name="P2">NDVI=-8614302.385487529</text:p>
      <text:p text:style-name="P2">IR=126.63945578231292</text:p>
      <text:p text:style-name="P2">variance NDVI=3.76187016909695E7</text:p>
      <text:p text:style-name="P2">varianceIR=114.65130437693492</text:p>
      <text:p text:style-name="P1"/>
      <text:p text:style-name="P2">NDVI=-1.0347787123376623E7</text:p>
      <text:p text:style-name="P2">IR=91.38744588744589</text:p>
      <text:p text:style-name="P2">variance NDVI=8.848989105442737E8</text:p>
      <text:p text:style-name="P2">varianceIR=99.67383647614285</text:p>
      <text:p text:style-name="P1"/>
      <text:p text:style-name="P2">NDVI=-1.0099445290249433E7</text:p>
      <text:p text:style-name="P2">IR=94.88208616780045</text:p>
      <text:p text:style-name="P2">variance NDVI=1.2965237555366242E9</text:p>
      <text:p text:style-name="P2">varianceIR=126.74484978748187</text:p>
      <text:p text:style-name="P1"/>
      <text:p text:style-name="P2">NDVI=-9976548.442176871</text:p>
      <text:p text:style-name="P2">IR=97.79818594104309</text:p>
      <text:p text:style-name="P2">variance NDVI=3864618.32921585</text:p>
      <text:p text:style-name="P2">varianceIR=128.49325107054779</text:p>
      <text:p text:style-name="P1"/>
      <text:p text:style-name="P2">NDVI=-9569768.227272727</text:p>
      <text:p text:style-name="P2">IR=107.9978354978355</text:p>
      <text:p text:style-name="P2">variance NDVI=1820481.1438355972</text:p>
      <text:p text:style-name="P2">varianceIR=106.6028794539295</text:p>
      <text:p text:style-name="P1"/>
      <text:p text:style-name="P2">NDVI=-9285064.52154195</text:p>
      <text:p text:style-name="P2">IR=119.91383219954649</text:p>
      <text:p text:style-name="P2">variance NDVI=9.61142963694745E7</text:p>
      <text:p text:style-name="P2">varianceIR=62.104428064317034</text:p>
      <text:p text:style-name="P1"/>
      <text:p text:style-name="P2">NDVI=-8979319.485260772</text:p>
      <text:p text:style-name="P2">IR=126.64625850340136</text:p>
      <text:p text:style-name="P2">variance NDVI=2436505.4918826628</text:p>
      <text:p text:style-name="P2">varianceIR=5.3017939216348715</text:p>
      <text:p text:style-name="P1"/>
      <text:p text:style-name="P2">NDVI=-8793513.93939394</text:p>
      <text:p text:style-name="P2">IR=129.28138528138527</text:p>
      <text:p text:style-name="P2">variance NDVI=949924.3318045787</text:p>
      <text:p text:style-name="P2">varianceIR=4.114927475527885</text:p>
      <text:p text:style-name="P1"/>
      <text:p text:style-name="P2">NDVI=-8654612.249433106</text:p>
      <text:p text:style-name="P2">IR=130.0997732426304</text:p>
      <text:p text:style-name="P2">variance NDVI=2.0060911032324314E7</text:p>
      <text:p text:style-name="P2">varianceIR=3.0012720523993344</text:p>
      <text:p text:style-name="P1"/>
      <text:p text:style-name="P3">NDVI=-8554302.639455782</text:p>
      <text:p text:style-name="P3">IR=130.08616780045352</text:p>
      <text:p text:style-name="P3">variance NDVI=20527.865088756025</text:p>
      <text:p text:style-name="P2"><text:soft-page-break/>varianceIR=1.9889720557608135</text:p>
      <text:p text:style-name="P1"/>
      <text:p text:style-name="P3">NDVI=-8497859.047619049</text:p>
      <text:p text:style-name="P3">IR=130.03174603174602</text:p>
      <text:p text:style-name="P3">variance NDVI=6599507.04499657</text:p>
      <text:p text:style-name="P3">varianceIR=2.3623821578686113</text:p>
      <text:p text:style-name="P1"/>
      <text:p text:style-name="P1"/>
      <text:p text:style-name="P1"/>
      <text:p text:style-name="P1"/>
      <text:p text:style-name="P7">p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01:11.395625705</meta:creation-date>
    <dc:date>2014-04-28T23:53:23.683910459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9" meta:paragraph-count="403" meta:word-count="513" meta:character-count="10669" meta:non-whitespace-character-count="10555"/>
  </office:meta>
</office:document-meta>
</file>